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C000002C81885141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measure">
      <style:graphic-properties svg:stroke-color="#ffffff" draw:textarea-horizontal-align="center" draw:textarea-vertical-align="middle" draw:line-distance="0.453cm"/>
    </style:style>
    <style:style style:name="gr4" style:family="graphic" style:parent-style-name="standard">
      <style:graphic-properties svg:stroke-color="#ffffff" draw:marker-end="Arrowheads_20_4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text-properties fo:color="#ffffff" fo:font-size="10pt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194cm" svg:height="12.699cm" svg:x="0cm" svg:y="0cm">
          <draw:image xlink:href="Pictures/100000000000038C000002C818851416.jpg" xlink:type="simple" xlink:show="embed" xlink:actuate="onLoad">
            <text:p/>
          </draw:image>
        </draw:frame>
        <draw:frame draw:style-name="gr2" draw:text-style-name="P3" draw:layer="layout" svg:width="3.609cm" svg:height="0.649cm" svg:x="8.295cm" svg:y="2.145cm">
          <draw:text-box>
            <text:p text:style-name="P2"><text:span text:style-name="T1">Tungurahua summit</text:span></text:p>
          </draw:text-box>
        </draw:frame>
        <draw:measure draw:style-name="gr3" draw:text-style-name="P4" draw:layer="measurelines" svg:x1="5.183cm" svg:y1="11.766cm" svg:x2="5.743cm" svg:y2="8.819cm">
          <text:p text:style-name="P4"><text:span text:style-name="T1">750 m</text:span><text:span text:style-name="T1"><text:measure text:kind="gap"/></text:span></text:p>
        </draw:measure>
        <draw:frame draw:style-name="gr2" draw:text-style-name="P3" draw:layer="layout" svg:width="3.592cm" svg:height="0.649cm" svg:x="8.361cm" svg:y="9.395cm">
          <draw:text-box>
            <text:p text:style-name="P2"><text:span text:style-name="T1">8 km to observatory</text:span></text:p>
          </draw:text-box>
        </draw:frame>
        <draw:line draw:style-name="gr4" draw:text-style-name="P1" draw:layer="layout" svg:x1="10.196cm" svg:y1="10.067cm" svg:x2="10.691cm" svg:y2="10.7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1918" svg:d="m737 1131h394l-564-1131-567 1131h398l-398 787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1013 1130" svg:d="m1009 1050-449-1008-22-30-29-12-34 12-21 26-449 1012-5 13v8l5 21 12 21 17 13 21 4h903l21-4 21-13 9-21 4-21v-8z"/>
    <draw:marker draw:name="Arrowheads_20_4" draw:display-name="Arrowheads 4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205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initial-creator>Matt Welsh</meta:initial-creator>
    <meta:creation-date>2007-10-08T20:52:08</meta:creation-date>
    <dc:creator>Matt Welsh</dc:creator>
    <dc:date>2007-10-08T20:57:07</dc:date>
    <dc:language>en-US</dc:language>
    <meta:editing-cycles>2</meta:editing-cycles>
    <meta:editing-duration>PT5M19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